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page" table:align="margins"/>
    </style:style>
    <style:style style:name="Table1.A" style:family="table-column">
      <style:table-column-properties style:column-width="19.001cm" style:rel-column-width="65535*"/>
    </style:style>
    <style:style style:name="Table1.A1" style:family="table-cell">
      <style:table-cell-properties style:vertical-align="bottom" fo:padding="0.097cm" fo:border-left="none" fo:border-right="none" fo:border-top="none" fo:border-bottom="0.002cm solid #000000"/>
    </style:style>
    <style:style style:name="Table1.2" style:family="table-row">
      <style:table-row-properties style:min-row-height="0.011cm"/>
    </style:style>
    <style:style style:name="Table1.A2" style:family="table-cell">
      <style:table-cell-properties style:vertical-align="" fo:padding="0.097cm" fo:border="none"/>
    </style:style>
    <style:style style:name="P1" style:family="paragraph" style:parent-style-name="Heading_20_1">
      <style:text-properties style:font-name="Times New Roman" fo:language="ru" fo:country="RU"/>
    </style:style>
    <style:style style:name="P2" style:family="paragraph" style:parent-style-name="Text_20_body" style:list-style-name="L1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en" fo:country="US"/>
    </style:style>
    <style:style style:name="T3" style:family="text">
      <style:text-properties fo:language="ru" fo:country="RU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h text:style-name="P1" text:outline-level="1">Достоинства <text:span text:style-name="T2">SimInTech</text:span></text:h>
          </table:table-cell>
        </table:table-row>
        <table:table-row table:style-name="Table1.2">
          <table:table-cell table:style-name="Table1.A2" office:value-type="string">
            <text:p text:style-name="Text_20_body">SimInTech имеет следующие достоинства:</text:p>
            <text:list xml:id="list2147947821196169450" text:style-name="L1">
              <text:list-item>
                <text:p text:style-name="P2"><text:span text:style-name="T1">открытость</text:span> – за счет реализации в SimInTech нескольких механизмов обмена данными с внешними расчетными программами, а также за счет встроенного языка программирования и интерпретатора математических функций;</text:p>
              </text:list-item>
              <text:list-item>
                <text:p text:style-name="P2"><text:span text:style-name="T1">принцип вложенности</text:span> структур (глубина вложенности неограниченная), что особо актуально при моделировании сложных динамических систем или комплектов алгоритмов для сложного технического объекта;</text:p>
              </text:list-item>
              <text:list-item>
                <text:p text:style-name="P2"><text:span text:style-name="T1">векторизация</text:span> алгоритмов передачи и обработки данных за счет реализации линий связи типа "шина" данных и векторизации входов/выходов всех типовых блоков;</text:p>
              </text:list-item>
              <text:list-item>
                <text:p text:style-name="P2">наличие <text:span text:style-name="T1">наиболее полной</text:span> <text:span text:style-name="T4">Общетехнической</text:span> и ряда пополняемых <text:span text:style-name="T4">Специализированных</text:span> библиотек типовых блоков, в т.ч. библиотеки теплофизических свойств основных рабочих тел;</text:p>
              </text:list-item>
              <text:list-item>
                <text:p text:style-name="P2">наличие графических примитивов и графического редактора, с возможностью параметризации и создания скриптов, что позволяет формировать в SimInTech панели (щиты) приборов для отображения и оперативного управления моделируемой системой в процессе расчета;</text:p>
              </text:list-item>
              <text:list-item>
                <text:p text:style-name="P2"><text:span text:style-name="T1">16 алгоритмов интегрирования</text:span>, включая 10 новых эффективных алгоритмов (5 явных и 5 неявных) для <text:span text:style-name="T1">жестких</text:span> систем дифференциальных уравнений;</text:p>
              </text:list-item>
              <text:list-item>
                <text:p text:style-name="P2">функционирование в <text:span text:style-name="T1">любой</text:span> версии <text:span text:style-name="T3">операционной системы </text:span>Windows <text:span text:style-name="T2">(XP, Vista, 7, 8, </text:span><text:span text:style-name="T3">как в </text:span><text:span text:style-name="T2">32</text:span><text:span text:style-name="T3">-х</text:span><text:span text:style-name="T2"> </text:span><text:span text:style-name="T3">так и в </text:span><text:span text:style-name="T2">64-</text:span><text:span text:style-name="T3">битных</text:span><text:span text:style-name="T2">),</text:span> наличие подробной контекстной справочной системы, подтвержденная эффективность в отраслевых разработках и учебном процессе.</text:p>
              </text:list-item>
            </text:list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Our_20_code" style:display-name="Our code" style:family="paragraph" style:parent-style-name="Text_20_body" style:master-page-name="">
      <style:paragraph-properties style:page-number="auto" fo:background-color="transparent" fo:padding="0cm" fo:border="none" style:shadow="none">
        <style:tab-stops/>
        <style:background-image/>
      </style:paragraph-properties>
      <style:text-properties style:font-name="DejaVu Sans Mono" fo:font-size="14pt" fo:language="ru" fo:country="RU" fo:background-color="#ccffff" style:font-name-asian="Times New Roman2" style:font-size-asian="12pt" style:font-name-complex="Times New Roman2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Достоинства SimInTech</dc:title>
    <dc:date>2013-05-26T19:42:17.65</dc:date>
    <meta:generator>OpenOffice_Beta/4.1.0$Win32 OpenOffice.org_project/410m14$Build-9760</meta:generator>
    <meta:editing-duration>PT5H17M46S</meta:editing-duration>
    <meta:editing-cycles>140</meta:editing-cycles>
    <meta:document-statistic meta:table-count="1" meta:image-count="0" meta:object-count="0" meta:page-count="1" meta:paragraph-count="9" meta:word-count="178" meta:character-count="1408"/>
    <meta:user-defined meta:name="Поле 1"/>
    <meta:user-defined meta:name="Поле 2"/>
    <meta:user-defined meta:name="Поле 3"/>
    <meta:user-defined meta:name="Поле 4"/>
  </office:meta>
</office:document-meta>
</file>